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Roboto Condensed" svg:font-family="'Roboto Condensed'"/>
    <style:font-face style:name="DejaVu Sans1" svg:font-family="'DejaVu Sans'" style:font-pitch="variable"/>
    <style:font-face style:name="Roboto Condensed1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5.339cm" fo:min-width="5.343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color="#000000" draw:fill="none" draw:fill-color="#ffffff" fo:min-height="0.8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848cm" fo:min-width="3.85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27cm" fo:min-width="2.767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982cm" fo:min-width="2.761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3.076cm"/>
    </style:style>
    <style:style style:name="gr7" style:family="graphic" style:parent-style-name="standard">
      <style:graphic-properties draw:stroke="none" draw:fill="none" fo:min-height="0.93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6.35cm"/>
    </style:style>
    <style:style style:name="gr9" style:family="graphic" style:parent-style-name="standard">
      <style:graphic-properties draw:stroke="none" draw:fill="none" fo:min-height="0.9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Roboto Condensed1" fo:font-weight="bold" style:font-weight-asian="bold" style:font-weight-complex="bold"/>
    </style:style>
    <style:style style:name="P3" style:family="paragraph">
      <loext:graphic-properties draw:fill="none" draw:fill-color="#ffffff"/>
      <style:text-properties style:font-name="Roboto Condensed1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/>
    </style:style>
    <style:style style:name="T1" style:family="text">
      <style:text-properties style:font-name="Roboto Condensed1" fo:font-weight="bold" style:font-weight-asian="bold" style:font-weight-complex="bold"/>
    </style:style>
    <style:style style:name="T2" style:family="text">
      <style:text-properties style:font-name="Roboto Condensed1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4000" style:font-name="Roboto Condensed1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2a6099" style:font-name="Roboto Condensed1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a933" style:font-name="Roboto Condensed1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800080" style:font-name="Roboto Condensed1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fo:color="#ff4000" style:text-outline="false" style:text-line-through-style="none" style:text-line-through-type="none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4000" style:text-outline="false" style:text-line-through-style="none" style:text-line-through-type="none" style:text-position="33% 58%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2a6099" style:text-outline="false" style:text-line-through-style="none" style:text-line-through-type="none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a6099" style:text-outline="false" style:text-line-through-style="none" style:text-line-through-type="none" style:text-position="33% 58%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text-outline="false" style:text-line-through-style="none" style:text-line-through-type="none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a6099" style:text-outline="false" style:text-line-through-style="none" style:text-line-through-type="none" style:text-position="0% 100%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4000" style:text-outline="false" style:text-line-through-style="none" style:text-line-through-type="none" style:text-position="0% 100%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a933" style:text-outline="false" style:text-line-through-style="none" style:text-line-through-type="none" style:text-position="0% 100%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800080" style:text-outline="false" style:text-line-through-style="none" style:text-line-through-type="none" style:text-position="0% 100%" style:font-name="Roboto Condensed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Droid Sans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 Condensed" fo:font-size="20pt" fo:font-style="normal" fo:text-shadow="none" style:text-underline-style="none" fo:font-weight="bold" style:letter-kerning="true" style:font-name-asian="Roboto Condensed" style:font-size-asian="20pt" style:font-style-asian="normal" style:font-weight-asian="bold" style:font-name-complex="Roboto Condensed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77cm" svg:height="6.223cm" svg:x="0.126cm" svg:y="0.0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6.184cm" svg:y="5.415cm">
          <draw:text-box>
            <text:p><text:span text:style-name="T1">0</text:span></text:p>
          </draw:text-box>
        </draw:frame>
        <draw:custom-shape draw:style-name="gr3" draw:text-style-name="P1" draw:layer="layout" svg:width="4.826cm" svg:height="4.572cm" svg:x="0.785cm" svg:y="1.18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5.384cm" svg:y="4.815cm">
          <draw:text-box>
            <text:p><text:span text:style-name="T1">1</text:span></text:p>
          </draw:text-box>
        </draw:frame>
        <draw:custom-shape draw:style-name="gr4" draw:text-style-name="P1" draw:layer="layout" svg:width="3.425cm" svg:height="1.335cm" svg:x="1.089cm" svg:y="2.3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4.384cm" svg:y="2.815cm">
          <draw:text-box>
            <text:p><text:span text:style-name="T1">2</text:span></text:p>
          </draw:text-box>
        </draw:frame>
        <draw:custom-shape draw:style-name="gr5" draw:text-style-name="P1" draw:layer="layout" svg:width="3.425cm" svg:height="1.396cm" svg:x="1.082cm" svg:y="3.8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4.377cm" svg:y="4.408cm">
          <draw:text-box>
            <text:p><text:span text:style-name="T1">3</text:span></text:p>
          </draw:text-box>
        </draw:frame>
        <draw:frame draw:style-name="gr6" draw:text-style-name="P3" draw:layer="layout" svg:width="3.576cm" svg:height="1.183cm" svg:x="8.297cm" svg:y="0.054cm">
          <draw:text-box>
            <text:p><text:span text:style-name="T2">V={</text:span><text:span text:style-name="T3">a</text:span><text:span text:style-name="T2">,</text:span><text:span text:style-name="T4">b</text:span><text:span text:style-name="T2">,</text:span><text:span text:style-name="T5">c</text:span><text:span text:style-name="T2">,</text:span><text:span text:style-name="T6">d</text:span><text:span text:style-name="T2">}</text:span></text:p>
          </draw:text-box>
        </draw:frame>
        <draw:frame draw:style-name="gr7" draw:text-style-name="P4" draw:layer="layout" svg:width="1.624cm" svg:height="1.183cm" svg:x="1.169cm" svg:y="1.143cm">
          <draw:text-box>
            <text:p><text:span text:style-name="T7">a</text:span><text:span text:style-name="T8">4</text:span><text:span text:style-name="T9">b</text:span><text:span text:style-name="T10">3</text:span></text:p>
          </draw:text-box>
        </draw:frame>
        <draw:custom-shape draw:style-name="gr1" draw:text-style-name="P1" draw:layer="layout" svg:width="6.477cm" svg:height="6.223cm" svg:x="13.719cm" svg:y="0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19.777cm" svg:y="5.408cm">
          <draw:text-box>
            <text:p><text:span text:style-name="T1">0</text:span></text:p>
          </draw:text-box>
        </draw:frame>
        <draw:custom-shape draw:style-name="gr4" draw:text-style-name="P1" draw:layer="layout" svg:width="3.425cm" svg:height="1.335cm" svg:x="14.682cm" svg:y="2.3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17.977cm" svg:y="2.808cm">
          <draw:text-box>
            <text:p><text:span text:style-name="T1">2</text:span></text:p>
          </draw:text-box>
        </draw:frame>
        <draw:custom-shape draw:style-name="gr5" draw:text-style-name="P1" draw:layer="layout" svg:width="3.425cm" svg:height="1.396cm" svg:x="14.675cm" svg:y="3.8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762cm" svg:height="1.09cm" svg:x="17.97cm" svg:y="4.401cm">
          <draw:text-box>
            <text:p><text:span text:style-name="T1">3</text:span></text:p>
          </draw:text-box>
        </draw:frame>
        <draw:frame draw:style-name="gr7" draw:text-style-name="P4" draw:layer="layout" svg:width="2.307cm" svg:height="1.183cm" svg:x="14.762cm" svg:y="0.636cm">
          <draw:text-box>
            <text:p><text:span text:style-name="T7">a</text:span><text:span text:style-name="T8">2</text:span><text:span text:style-name="T9">b</text:span></text:p>
          </draw:text-box>
        </draw:frame>
        <draw:frame draw:style-name="gr8" draw:text-style-name="P3" draw:layer="layout" svg:width="6.85cm" svg:height="1.334cm" svg:x="6.912cm" svg:y="3.057cm">
          <draw:text-box>
            <text:p><text:span text:style-name="T11">[</text:span><text:span text:style-name="T7">a</text:span><text:span text:style-name="T8">2</text:span><text:span text:style-name="T12">b</text:span><text:span text:style-name="T10">2</text:span><text:span text:style-name="T13">]</text:span><text:span text:style-name="T14">1 </text:span><text:span text:style-name="T11">→ </text:span><text:span text:style-name="T15">[</text:span><text:span text:style-name="T16">a</text:span><text:span text:style-name="T12">b</text:span><text:span text:style-name="T15">]</text:span><text:span text:style-name="T17">in2</text:span><text:span text:style-name="T15">[</text:span><text:span text:style-name="T18">c</text:span><text:span text:style-name="T19">d</text:span><text:span text:style-name="T15">]</text:span><text:span text:style-name="T17">in3</text:span><text:span text:style-name="T20">δ</text:span></text:p>
          </draw:text-box>
        </draw:frame>
        <draw:frame draw:style-name="gr9" draw:text-style-name="P4" draw:layer="layout" svg:width="1.187cm" svg:height="1.184cm" svg:x="14.866cm" svg:y="3.996cm">
          <draw:text-box>
            <text:p><text:span text:style-name="T18">c</text:span><text:span text:style-name="T19">d</text:span></text:p>
          </draw:text-box>
        </draw:frame>
        <draw:frame draw:style-name="gr9" draw:text-style-name="P4" draw:layer="layout" svg:width="1.187cm" svg:height="1.184cm" svg:x="14.802cm" svg:y="2.372cm">
          <draw:text-box>
            <text:p><text:span text:style-name="T7">a</text:span><text:span text:style-name="T9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Roboto Condensed" svg:font-family="'Roboto Condensed'"/>
    <style:font-face style:name="DejaVu Sans1" svg:font-family="'DejaVu Sans'" style:font-pitch="variable"/>
    <style:font-face style:name="Roboto Condensed1" svg:font-family="'Roboto Condensed'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7T12:32:43.832329153</meta:creation-date>
    <dc:date>2019-11-28T00:32:11.187619165</dc:date>
    <meta:editing-duration>PT9H1M15S</meta:editing-duration>
    <meta:editing-cycles>28</meta:editing-cycles>
    <meta:generator>LibreOffice/6.3.3.2.0$Linux_X86_64 LibreOffice_project/30$Build-2</meta:generator>
    <meta:document-statistic meta:object-count="20"/>
  </office:meta>
</office:document-meta>
</file>